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B0000002ACB8C937654F2A838.png" manifest:media-type="image/png"/>
  <manifest:file-entry manifest:full-path="Pictures/100002010000009900000078097F33EC8E12039D.png" manifest:media-type="image/png"/>
  <manifest:file-entry manifest:full-path="Pictures/10000201000000B50000002397E270042A6FF3BB.png" manifest:media-type="image/png"/>
  <manifest:file-entry manifest:full-path="Pictures/100002010000006100000038B5D48795B0BCB6A5.png" manifest:media-type="image/png"/>
  <manifest:file-entry manifest:full-path="Pictures/100002010000008D000000227524D72E67CA82F3.png" manifest:media-type="image/png"/>
  <manifest:file-entry manifest:full-path="Pictures/10000201000000470000003F2BF0D2BA5348137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="solid" draw:fill-color="#4afa00" draw:textarea-horizontal-align="justify" draw:textarea-vertical-align="bottom" draw:auto-grow-height="false" fo:min-height="15.371cm" fo:min-width="18.074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814cm" fo:min-width="9.025cm"/>
    </style:style>
    <style:style style:name="gr3" style:family="graphic" style:parent-style-name="standard">
      <style:graphic-properties svg:stroke-color="#3465a4" draw:fill="solid" draw:fill-color="#4afa00" draw:textarea-horizontal-align="justify" draw:textarea-vertical-align="bottom" draw:auto-grow-height="false" fo:min-height="3.179cm" fo:min-width="4.199cm"/>
      <style:paragraph-properties style:writing-mode="lr-tb"/>
    </style:style>
    <style:style style:name="gr4" style:family="graphic" style:parent-style-name="standard">
      <style:graphic-properties svg:stroke-color="#3465a4" draw:fill="solid" draw:fill-color="#b42232" draw:textarea-horizontal-align="justify" draw:textarea-vertical-align="bottom" draw:auto-grow-height="false" fo:min-height="1.782cm" fo:min-width="3.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2.893cm" fo:min-width="2.73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465a4" draw:fill="solid" draw:fill-color="#4b7079" draw:textarea-horizontal-align="justify" draw:textarea-vertical-align="middle" draw:auto-grow-height="false" fo:min-height="1.894cm" fo:min-width="3.311cm"/>
    </style:style>
    <style:style style:name="gr9" style:family="graphic" style:parent-style-name="standard">
      <style:graphic-properties svg:stroke-color="#3465a4" draw:fill="solid" draw:fill-color="#f0db4f" draw:textarea-horizontal-align="justify" draw:textarea-vertical-align="bottom" draw:auto-grow-height="false" fo:min-height="2.29cm" fo:min-width="4.072cm"/>
      <style:paragraph-properties style:writing-mode="lr-tb"/>
    </style:style>
    <style:style style:name="gr10" style:family="graphic" style:parent-style-name="standard">
      <style:graphic-properties svg:stroke-color="#3465a4" draw:marker-start="Arrow" draw:marker-end="Arrow" draw:textarea-vertical-align="middle"/>
      <style:paragraph-properties style:writing-mode="lr-tb"/>
    </style:style>
    <style:style style:name="gr11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896cm" fo:min-width="3.948cm"/>
      <style:paragraph-properties style:writing-mode="lr-tb"/>
    </style:style>
    <style:style style:name="gr12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1.011cm" fo:min-width="3.936cm"/>
      <style:paragraph-properties style:writing-mode="lr-tb"/>
    </style:style>
    <style:style style:name="gr13" style:family="graphic" style:parent-style-name="standard">
      <style:graphic-properties svg:stroke-color="#f06601" draw:marker-end="Arrow" draw:textarea-vertical-align="middle"/>
    </style:style>
    <style:style style:name="gr14" style:family="graphic" style:parent-style-name="standard">
      <style:graphic-properties svg:stroke-color="#3465a4" draw:fill="solid" draw:fill-color="#b42232" draw:textarea-horizontal-align="center" draw:textarea-vertical-align="bottom" draw:auto-grow-height="false" fo:min-height="3.687cm" fo:min-width="4.072cm"/>
      <style:paragraph-properties style:writing-mode="lr-tb"/>
    </style:style>
    <style:style style:name="gr15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1.269cm" fo:min-width="1.258cm"/>
      <style:paragraph-properties style:writing-mode="lr-tb"/>
    </style:style>
    <style:style style:name="gr16" style:family="graphic" style:parent-style-name="standard">
      <style:graphic-properties svg:stroke-color="#f06601" draw:marker-end="Arrow" draw:textarea-vertical-align="middle"/>
      <style:paragraph-properties style:writing-mode="lr-tb"/>
    </style:style>
    <style:style style:name="gr17" style:family="graphic" style:parent-style-name="standard">
      <style:graphic-properties svg:stroke-color="#f06601" draw:marker-start="Arrow" draw:marker-end="" draw:textarea-vertical-align="middle"/>
    </style:style>
    <style:style style:name="gr18" style:family="graphic" style:parent-style-name="standard">
      <style:graphic-properties svg:stroke-color="#f06601" draw:marker-start="" draw:marker-end="Arrow" draw:textarea-vertical-align="middle"/>
    </style:style>
    <style:style style:name="gr19" style:family="graphic" style:parent-style-name="standard">
      <style:graphic-properties svg:stroke-color="#3465a4" draw:marker-start="Arrow" draw:marker-end="Arrow" draw:textarea-vertical-align="middle"/>
    </style:style>
    <style:style style:name="gr20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789cm" fo:min-width="0.778cm"/>
      <style:paragraph-properties style:writing-mode="lr-tb"/>
    </style:style>
    <style:style style:name="gr21" style:family="graphic" style:parent-style-name="standard">
      <style:graphic-properties svg:stroke-color="#3465a4" draw:fill="solid" draw:fill-color="#f06601" draw:textarea-horizontal-align="justify" draw:textarea-vertical-align="middle" draw:auto-grow-height="false" fo:min-height="0.553cm" fo:min-width="0.684cm"/>
      <style:paragraph-properties style:writing-mode="lr-tb"/>
    </style:style>
    <style:style style:name="gr22" style:family="graphic" style:parent-style-name="standard">
      <style:graphic-properties svg:stroke-color="#f06601" draw:textarea-vertical-align="middl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5" style:family="graphic" style:parent-style-name="standard">
      <style:graphic-properties svg:stroke-color="#f06601" draw:marker-end="Arrow" draw:fill-color="#f06601" draw:textarea-vertical-align="middle"/>
    </style:style>
    <style:style style:name="P1" style:family="paragraph">
      <loext:graphic-properties draw:fill="solid" draw:fill-color="#4afa00"/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b42232"/>
      <style:paragraph-properties fo:text-align="center" style:writing-mode="lr-tb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solid" draw:fill-color="#f0660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4b7079"/>
      <style:paragraph-properties fo:text-align="center"/>
    </style:style>
    <style:style style:name="P9" style:family="paragraph">
      <loext:graphic-properties draw:fill="solid" draw:fill-color="#f0db4f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15pt" style:font-size-asian="15pt" style:font-size-complex="15pt"/>
    </style:style>
    <style:style style:name="P12" style:family="paragraph">
      <loext:graphic-properties draw:fill="solid" draw:fill-color="#f06601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5pt" style:font-size-asian="18pt" style:font-size-complex="18pt"/>
    </style:style>
    <style:style style:name="P14" style:family="paragraph">
      <loext:graphic-properties draw:fill="solid" draw:fill-color="#f06601"/>
      <style:paragraph-properties fo:text-align="center" style:writing-mode="lr-tb"/>
      <style:text-properties fo:font-size="15pt" style:font-size-asian="18pt" style:font-size-complex="18pt"/>
    </style:style>
    <style:style style:name="P15" style:family="paragraph">
      <loext:graphic-properties draw:fill="solid" draw:fill-color="#f06601"/>
      <style:paragraph-properties fo:text-align="center" style:writing-mode="lr-tb"/>
      <style:text-properties fo:font-size="15pt" style:font-size-asian="15pt" style:font-size-complex="15pt"/>
    </style:style>
    <style:style style:name="P16" style:family="paragraph"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solid" draw:fill-color="#f06601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end" style:writing-mode="lr-tb"/>
    </style:style>
    <style:style style:name="P21" style:family="paragraph">
      <loext:graphic-properties draw:fill-color="#f06601"/>
      <style:paragraph-properties fo:text-align="en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74cm" svg:height="15.621cm" svg:x="2.016cm" svg:y="1.381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525cm" svg:height="2.064cm" svg:x="9.128cm" svg:y="18.3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3.429cm" svg:x="21.447cm" svg:y="2.27cm">
          <text:p text:style-name="P3">server_1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3.81cm" svg:height="2.032cm" svg:x="21.955cm" svg:y="2.651cm">
            <text:p text:style-name="P3">dog_agent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1.143cm" svg:height="1.013cm" svg:x="23.339cm" svg:y="2.778cm">
            <draw:image xlink:href="Pictures/10000201000000470000003F2BF0D2BA53481375.png" xlink:type="simple" xlink:show="embed" xlink:actuate="onLoad" loext:mime-type="image/png">
              <text:p/>
            </draw:image>
          </draw:frame>
        </draw:g>
        <draw:g>
          <draw:custom-shape draw:style-name="gr6" draw:text-style-name="P6" draw:layer="layout" svg:width="4.572cm" svg:height="4.445cm" svg:x="11.033cm" svg:y="10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7" draw:layer="layout" svg:width="3.288cm" svg:height="0.635cm" svg:x="11.668cm" svg:y="12.684cm">
            <draw:image xlink:href="Pictures/10000201000000B50000002397E270042A6FF3BB.png" xlink:type="simple" xlink:show="embed" xlink:actuate="onLoad" loext:mime-type="image/png">
              <text:p/>
            </draw:image>
          </draw:frame>
        </draw:g>
        <draw:g>
          <draw:custom-shape draw:style-name="gr8" draw:text-style-name="P8" xml:id="id2" draw:id="id2" draw:layer="layout" svg:width="3.81cm" svg:height="3.429cm" svg:x="3.413cm" svg:y="1.8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7" draw:layer="layout" svg:width="3.109cm" svg:height="0.783cm" svg:x="3.73cm" svg:y="3.429cm">
            <draw:image xlink:href="Pictures/100002010000008D000000227524D72E67CA82F3.png" xlink:type="simple" xlink:show="embed" xlink:actuate="onLoad" loext:mime-type="image/png">
              <text:p/>
            </draw:image>
          </draw:frame>
        </draw:g>
        <draw:custom-shape draw:style-name="gr9" draw:text-style-name="P9" xml:id="id10" draw:id="id10" draw:layer="layout" svg:width="4.572cm" svg:height="2.54cm" svg:x="3.032cm" svg:y="13.827cm">
          <text:p text:style-name="P3">dog_park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016cm" svg:height="0.797cm" svg:x="3.667cm" svg:y="13.919cm">
          <draw:image xlink:href="Pictures/100002010000009900000078097F33EC8E12039D.png" xlink:type="simple" xlink:show="embed" xlink:actuate="onLoad" loext:mime-type="image/png">
            <text:p/>
          </draw:image>
        </draw:frame>
        <draw:frame draw:style-name="gr7" draw:text-style-name="P7" draw:layer="layout" svg:width="2.238cm" svg:height="0.606cm" svg:x="5.064cm" svg:y="13.983cm">
          <draw:image xlink:href="Pictures/100002010000009B0000002ACB8C937654F2A838.png" xlink:type="simple" xlink:show="embed" xlink:actuate="onLoad" loext:mime-type="image/png">
            <text:p/>
          </draw:image>
        </draw:frame>
        <draw:connector draw:style-name="gr10" draw:text-style-name="P11" draw:layer="layout" svg:x1="5.318cm" svg:y1="8.747cm" svg:x2="5.318cm" svg:y2="5.318cm" draw:start-shape="id1" draw:start-glue-point="0" draw:end-shape="id2" draw:end-glue-point="7" svg:d="M5318 8747v-3429" svg:viewBox="0 0 1 3430">
          <text:p text:style-name="P10"><text:span text:style-name="T1">connection pool</text:span></text:p>
        </draw:connector>
        <draw:custom-shape draw:style-name="gr11" draw:text-style-name="P12" xml:id="id7" draw:id="id7" draw:layer="layout" svg:width="4.572cm" svg:height="1.27cm" svg:x="14.986cm" svg:y="14.813cm">
          <text:p text:style-name="P3">i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3" draw:id="id3" draw:layer="layout" svg:width="4.572cm" svg:height="1.397cm" svg:x="14.97cm" svg:y="3.667cm">
          <text:p text:style-name="P13"><text:span text:style-name="T2">config.server_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5" draw:id="id5" draw:layer="layout" svg:width="4.572cm" svg:height="1.397cm" svg:x="14.97cm" svg:y="7.604cm">
          <text:p text:style-name="P11"><text:span text:style-name="T1">iptables.server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svg:x1="19.542cm" svg:y1="4.365cm" svg:x2="21.447cm" svg:y2="9.064cm" draw:start-shape="id3" draw:start-glue-point="1" svg:d="M19542 4365h1204v4699h701" svg:viewBox="0 0 1906 4700">
          <text:p/>
        </draw:connector>
        <draw:custom-shape draw:style-name="gr14" draw:text-style-name="P4" xml:id="id1" draw:id="id1" draw:layer="layout" svg:width="4.572cm" svg:height="3.937cm" svg:x="3.032cm" svg:y="8.747cm">
          <text:p text:style-name="P3">dog_trainer</text:p>
          <draw:enhanced-geometry svg:viewBox="0 0 21600 21600" draw:type="rectangle" draw:enhanced-path="M 0 0 L 21600 0 21600 21600 0 21600 0 0 Z N"/>
        </draw:custom-shape>
        <draw:frame draw:style-name="gr7" draw:text-style-name="P7" xml:id="id8" draw:id="id8" draw:layer="layout" svg:width="1.432cm" svg:height="1.27cm" svg:x="5.537cm" svg:y="9.001cm">
          <draw:image xlink:href="Pictures/10000201000000470000003F2BF0D2BA53481375.png" xlink:type="simple" xlink:show="embed" xlink:actuate="onLoad" loext:mime-type="image/png">
            <text:p/>
          </draw:image>
        </draw:frame>
        <draw:frame draw:style-name="gr7" draw:text-style-name="P7" xml:id="id11" draw:id="id11" draw:layer="layout" svg:width="1.595cm" svg:height="0.921cm" svg:x="3.286cm" svg:y="10.239cm">
          <draw:image xlink:href="Pictures/100002010000006100000038B5D48795B0BCB6A5.png" xlink:type="simple" xlink:show="embed" xlink:actuate="onLoad" loext:mime-type="image/png">
            <text:p/>
          </draw:image>
        </draw:frame>
        <draw:custom-shape draw:style-name="gr15" draw:text-style-name="P12" xml:id="id4" draw:id="id4" draw:layer="layout" svg:width="2.794cm" svg:height="2.413cm" svg:x="8.366cm" svg:y="7.096cm">
          <text:p text:style-name="P3">iptables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12" xml:id="id9" draw:id="id9" draw:layer="layout" svg:width="2.794cm" svg:height="2.413cm" svg:x="8.493cm" svg:y="2.27cm">
          <text:p text:style-name="P3">config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4" xml:id="id15" draw:id="id15" draw:layer="layout" svg:width="4.572cm" svg:height="1.397cm" svg:x="14.97cm" svg:y="2.016cm">
          <text:p text:style-name="P13"><text:span text:style-name="T2">config.server_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xml:id="id14" draw:id="id14" draw:layer="layout" svg:width="4.572cm" svg:height="1.397cm" svg:x="14.97cm" svg:y="9.382cm">
          <text:p text:style-name="P11"><text:span text:style-name="T1">iptables.server_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1" draw:layer="layout" svg:x1="11.16cm" svg:y1="8.303cm" svg:x2="14.97cm" svg:y2="8.302cm" draw:start-shape="id4" draw:start-glue-point="7" draw:end-shape="id5" draw:end-glue-point="3" svg:d="M11160 8303h1906v-1h1904" svg:viewBox="0 0 3811 2">
          <text:p text:style-name="P10"><text:span text:style-name="T1">*.*.group1.*</text:span></text:p>
        </draw:connector>
        <draw:custom-shape draw:style-name="gr15" draw:text-style-name="P12" xml:id="id6" draw:id="id6" draw:layer="layout" svg:width="2.794cm" svg:height="2.413cm" svg:x="8.493cm" svg:y="14.335cm">
          <text:p text:style-name="P3">ips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7" draw:text-style-name="P10" draw:layer="layout" svg:x1="11.287cm" svg:y1="15.542cm" svg:x2="14.986cm" svg:y2="15.448cm" draw:start-shape="id6" draw:start-glue-point="7" draw:end-shape="id7" draw:end-glue-point="3" svg:d="M11287 15542h1850v-94h1849" svg:viewBox="0 0 3700 95">
          <text:p/>
        </draw:connector>
        <draw:connector draw:style-name="gr17" draw:text-style-name="P10" draw:layer="layout" svg:x1="6.969cm" svg:y1="9.636cm" svg:x2="8.493cm" svg:y2="15.542cm" draw:start-shape="id8" draw:start-glue-point="1" draw:end-shape="id6" draw:end-glue-point="5" svg:d="M6969 9636h762v5906h762" svg:viewBox="0 0 1525 5907">
          <text:p/>
        </draw:connector>
        <draw:connector draw:style-name="gr18" draw:text-style-name="P10" draw:layer="layout" svg:x1="6.253cm" svg:y1="9.001cm" svg:x2="8.493cm" svg:y2="3.477cm" draw:start-shape="id8" draw:start-glue-point="0" draw:end-shape="id9" draw:end-glue-point="5" svg:d="M6253 9001v-5524h2240" svg:viewBox="0 0 2241 5525">
          <text:p/>
        </draw:connector>
        <draw:connector draw:style-name="gr19" draw:text-style-name="P10" draw:layer="layout" svg:x1="3.032cm" svg:y1="15.097cm" svg:x2="3.286cm" svg:y2="10.699cm" draw:start-shape="id10" draw:start-glue-point="3" draw:end-shape="id11" draw:end-glue-point="3" svg:d="M3032 15097h-501v-4398h755" svg:viewBox="0 0 756 4399">
          <text:p/>
        </draw:connector>
        <draw:connector draw:style-name="gr18" draw:text-style-name="P10" draw:layer="layout" svg:x1="6.253cm" svg:y1="10.271cm" svg:x2="8.366cm" svg:y2="8.303cm" draw:start-shape="id8" draw:start-glue-point="2" draw:end-shape="id4" draw:end-glue-point="5" svg:d="M6253 10271v500h1414v-2468h699" svg:viewBox="0 0 2114 2469">
          <text:p/>
        </draw:connector>
        <draw:custom-shape draw:style-name="gr20" draw:text-style-name="P17" xml:id="id12" draw:id="id12" draw:layer="layout" svg:width="2.032cm" svg:height="1.651cm" svg:x="11.668cm" svg:y="18.653cm">
          <text:p text:style-name="P16"><text:span text:style-name="T3">exchange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17" xml:id="id13" draw:id="id13" draw:layer="layout" svg:width="1.27cm" svg:height="0.889cm" svg:x="16.367cm" svg:y="19.034cm">
          <text:p text:style-name="P16"><text:span text:style-name="T3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svg:x1="13.7cm" svg:y1="19.479cm" svg:x2="16.367cm" svg:y2="19.478cm" draw:start-shape="id12" draw:start-glue-point="7" draw:end-shape="id13" draw:end-glue-point="3" svg:d="M13700 19479h1334v-1h1333" svg:viewBox="0 0 2668 2">
          <text:p text:style-name="P18"><text:span text:style-name="T3">routing key</text:span></text:p>
        </draw:connector>
        <draw:frame draw:style-name="gr23" draw:text-style-name="P20" draw:layer="layout" svg:width="2.788cm" svg:height="0.962cm" svg:x="9.001cm" svg:y="19.542cm">
          <draw:text-box>
            <text:p text:style-name="P18">Legend:</text:p>
          </draw:text-box>
        </draw:frame>
        <draw:custom-shape draw:style-name="gr3" draw:text-style-name="P1" draw:layer="layout" svg:width="4.699cm" svg:height="3.429cm" svg:x="21.447cm" svg:y="7.35cm">
          <text:p text:style-name="P3">server_N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3.81cm" svg:height="2.032cm" svg:x="21.955cm" svg:y="7.731cm">
            <text:p text:style-name="P3"><text:line-break/>dog_agent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1.143cm" svg:height="1.013cm" svg:x="23.339cm" svg:y="7.858cm">
            <draw:image xlink:href="Pictures/10000201000000470000003F2BF0D2BA53481375.png" xlink:type="simple" xlink:show="embed" xlink:actuate="onLoad" loext:mime-type="image/png">
              <text:p/>
            </draw:image>
          </draw:frame>
        </draw:g>
        <draw:frame draw:style-name="gr24" draw:text-style-name="P20" draw:layer="layout" svg:width="1.143cm" svg:height="0.962cm" svg:x="27.797cm" svg:y="7.604cm">
          <draw:text-box>
            <text:p>...</text:p>
          </draw:text-box>
        </draw:frame>
        <draw:connector draw:style-name="gr13" draw:text-style-name="P18" draw:layer="layout" svg:x1="26.146cm" svg:y1="3.984cm" svg:x2="17.272cm" svg:y2="16.083cm" draw:end-shape="id7" draw:end-glue-point="2" svg:d="M26146 3984v12601h-8874v-502" svg:viewBox="0 0 8875 12602">
          <text:p/>
        </draw:connector>
        <draw:connector draw:style-name="gr25" draw:text-style-name="P21" draw:layer="layout" svg:x1="23.796cm" svg:y1="10.779cm" svg:x2="17.272cm" svg:y2="14.813cm" draw:end-shape="id7" draw:end-glue-point="0" svg:d="M23796 10779v1767h-6524v2267" svg:viewBox="0 0 6525 4035">
          <text:p/>
        </draw:connector>
        <draw:connector draw:style-name="gr16" draw:text-style-name="P11" draw:layer="layout" svg:x1="9.763cm" svg:y1="9.509cm" svg:x2="14.97cm" svg:y2="10.08cm" draw:start-shape="id4" draw:start-glue-point="6" draw:end-shape="id14" draw:end-glue-point="3" svg:d="M9763 9509v571h5207" svg:viewBox="0 0 5208 572">
          <text:p text:style-name="P10"><text:span text:style-name="T1">*.*.group2.*</text:span></text:p>
        </draw:connector>
        <draw:connector draw:style-name="gr13" draw:text-style-name="P10" draw:layer="layout" svg:x1="19.542cm" svg:y1="2.778cm" svg:x2="21.447cm" svg:y2="3.984cm" svg:d="M19542 2778h953v1206h952" svg:viewBox="0 0 1906 1207">
          <text:p/>
        </draw:connector>
        <draw:connector draw:style-name="gr13" draw:text-style-name="P10" draw:layer="layout" svg:x1="19.542cm" svg:y1="8.302cm" svg:x2="23.796cm" svg:y2="5.699cm" draw:start-shape="id5" draw:start-glue-point="1" svg:d="M19542 8302h2378v-2603h1876" svg:viewBox="0 0 4255 2604">
          <text:p/>
        </draw:connector>
        <draw:connector draw:style-name="gr13" draw:text-style-name="P10" draw:layer="layout" svg:x1="19.542cm" svg:y1="10.08cm" svg:x2="23.796cm" svg:y2="10.779cm" draw:start-shape="id14" draw:start-glue-point="1" svg:d="M19542 10080h2378v699h1876" svg:viewBox="0 0 4255 700">
          <text:p/>
        </draw:connector>
        <draw:connector draw:style-name="gr16" draw:text-style-name="P11" draw:layer="layout" svg:x1="11.287cm" svg:y1="3.477cm" svg:x2="14.97cm" svg:y2="2.714cm" draw:start-shape="id9" draw:start-glue-point="7" draw:end-shape="id15" draw:end-glue-point="3" svg:d="M11287 3477h1842v-763h1841" svg:viewBox="0 0 3684 764">
          <text:p text:style-name="P10"><text:span text:style-name="T1">server_1</text:span></text:p>
        </draw:connector>
        <draw:connector draw:style-name="gr16" draw:text-style-name="P11" draw:layer="layout" svg:x1="9.89cm" svg:y1="4.683cm" svg:x2="14.97cm" svg:y2="4.365cm" draw:start-shape="id9" draw:start-glue-point="6" draw:end-shape="id3" draw:end-glue-point="3" svg:d="M9890 4683v501h3239v-819h1841" svg:viewBox="0 0 5081 820">
          <text:p text:style-name="P10"><text:span text:style-name="T1">server_N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08T14:03:28.242908963</meta:creation-date>
    <dc:date>2020-11-16T15:04:34.254025850</dc:date>
    <meta:editing-duration>PT2H41M15S</meta:editing-duration>
    <meta:editing-cycles>36</meta:editing-cycles>
    <meta:generator>LibreOffice/6.4.6.2$Linux_X86_64 LibreOffice_project/40$Build-2</meta:generator>
    <meta:document-statistic meta:object-count="51"/>
  </office:meta>
</office:document-meta>
</file>